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Georgia1" svg:font-family="Georgia" style:font-family-generic="roman"/>
    <style:font-face style:name="Georgia" svg:font-family="Georgia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arágrafo_20_da_20_Lista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Georgia" fo:font-size="12pt" style:font-size-asian="12pt" style:font-size-complex="12pt"/>
    </style:style>
    <style:style style:name="P2" style:family="paragraph" style:parent-style-name="Parágrafo_20_da_20_Lista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Georgia" fo:font-size="12pt" fo:font-weight="bold" style:font-size-asian="12pt" style:font-weight-asian="bold" style:font-size-complex="12pt"/>
    </style:style>
    <style:style style:name="P3" style:family="paragraph" style:parent-style-name="Parágrafo_20_da_20_Lista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Georgia" fo:font-size="12pt" fo:font-weight="bold" style:font-size-asian="12pt" style:font-weight-asian="bold" style:font-size-complex="12pt" style:font-weight-complex="bold"/>
    </style:style>
    <style:style style:name="P4" style:family="paragraph" style:parent-style-name="Parágrafo_20_da_20_Lista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Georgia" fo:font-size="12pt" fo:font-weight="normal" style:font-size-asian="12pt" style:font-weight-asian="normal" style:font-size-complex="12pt" style:font-weight-complex="normal"/>
    </style:style>
    <style:style style:name="P5" style:family="paragraph" style:parent-style-name="Parágrafo_20_da_20_Lista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Georgia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Georgia" fo:font-size="12pt" style:font-size-asian="12pt" style:font-size-complex="12pt"/>
    </style:style>
    <style:style style:name="P8" style:family="paragraph" style:parent-style-name="Standard">
      <style:paragraph-properties fo:margin-left="0cm" fo:margin-right="0cm" fo:margin-top="0cm" fo:margin-bottom="0cm" fo:text-align="justify" style:justify-single-word="false" fo:text-indent="1.251cm" style:auto-text-indent="false"/>
      <style:text-properties style:font-name="Georgia" fo:font-size="14pt" fo:font-weight="bold" style:font-size-asian="14pt" style:font-weight-asian="bold" style:font-size-complex="14pt"/>
    </style:style>
    <style:style style:name="P9" style:family="paragraph" style:parent-style-name="Parágrafo_20_da_20_Lista">
      <style:paragraph-properties fo:margin-left="4.426cm" fo:margin-right="0cm" fo:margin-top="0cm" fo:margin-bottom="0cm" fo:text-align="justify" style:justify-single-word="false" fo:text-indent="0cm" style:auto-text-indent="false"/>
      <style:text-properties style:font-name="Georgia" fo:font-size="12pt" fo:font-weight="bold" style:font-size-asian="12pt" style:font-weight-asian="bold" style:font-size-complex="12pt"/>
    </style:style>
    <style:style style:name="P10" style:family="paragraph" style:parent-style-name="Parágrafo_20_da_20_Lista">
      <style:paragraph-properties fo:margin-left="4.426cm" fo:margin-right="0cm" fo:margin-top="0cm" fo:margin-bottom="0cm" fo:text-align="justify" style:justify-single-word="false" fo:text-indent="0cm" style:auto-text-indent="false"/>
      <style:text-properties style:font-name="Georgia" fo:font-size="12pt" style:font-size-asian="12pt" style:font-size-complex="12pt"/>
    </style:style>
    <style:style style:name="P11" style:family="paragraph" style:parent-style-name="Parágrafo_20_da_20_Lista">
      <style:paragraph-properties fo:margin-left="2.566cm" fo:margin-right="0cm" fo:margin-top="0cm" fo:margin-bottom="0cm" fo:text-align="justify" style:justify-single-word="false" fo:text-indent="0cm" style:auto-text-indent="false"/>
      <style:text-properties style:font-name="Georgia" fo:font-size="12pt" style:font-size-asian="12pt" style:font-size-complex="12pt"/>
    </style:style>
    <style:style style:name="P12" style:family="paragraph" style:parent-style-name="Standard">
      <style:text-properties style:font-name="Georgia"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Georgia" fo:font-size="12pt" fo:font-weight="bold" style:font-size-asian="12pt" style:font-weight-asian="bold" style:font-size-complex="12pt" style:font-weight-complex="normal"/>
    </style:style>
    <style:style style:name="P14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Georgia" fo:font-size="12pt" fo:font-weight="bold" style:font-size-asian="12pt" style:font-weight-asian="bold" style:font-size-complex="12pt" style:font-weight-complex="bold"/>
    </style:style>
    <style:style style:name="P15" style:family="paragraph" style:parent-style-name="Parágrafo_20_da_20_Lista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Georgia" fo:font-size="12pt" fo:font-weight="bold" style:font-size-asian="12pt" style:font-weight-asian="bold" style:font-size-complex="12pt"/>
    </style:style>
    <style:style style:name="P16" style:family="paragraph" style:parent-style-name="Parágrafo_20_da_20_Lista" style:list-style-name="WW8Num1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Georgia" fo:font-size="12pt" fo:font-weight="bold" style:font-size-asian="12pt" style:font-weight-asian="bold" style:font-size-complex="12pt"/>
    </style:style>
    <style:style style:name="P17" style:family="paragraph" style:parent-style-name="Parágrafo_20_da_20_Lista" style:list-style-name="WW8Num1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Georgia" fo:font-size="12pt" style:font-size-asian="12pt" style:font-size-complex="12pt"/>
    </style:style>
    <style:style style:name="P18" style:family="paragraph" style:parent-style-name="Parágrafo_20_da_20_Lista" style:list-style-name="L1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Georgia" fo:font-size="12pt" style:font-size-asian="12pt" style:font-size-complex="12pt"/>
    </style:style>
    <style:style style:name="P19" style:family="paragraph" style:parent-style-name="Parágrafo_20_da_20_Lista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Georgia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Georgia" fo:font-size="12pt" style:font-size-asian="12pt" style:font-size-complex="12pt"/>
    </style:style>
    <style:style style:name="T2" style:family="text">
      <style:text-properties style:font-name="Georgia" fo:font-size="12pt" fo:font-weight="bold" style:font-size-asian="12pt" style:font-weight-asian="bold" style:font-size-complex="12pt"/>
    </style:style>
    <style:style style:name="T3" style:family="text">
      <style:text-properties style:font-name="Georgia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normal"/>
    </style:style>
    <style:style style:name="T7" style:family="text">
      <style:text-properties fo:font-weight="bold" style:font-weight-asian="normal" style:font-weight-complex="normal"/>
    </style:style>
    <style:style style:name="T8" style:family="text">
      <style:text-properties fo:font-weight="bold" fo:background-color="#ffff00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fo:background-color="#ffff00" style:font-weight-asian="normal" style:font-weight-complex="normal"/>
    </style:style>
    <style:style style:name="T11" style:family="text">
      <style:text-properties style:font-name="Georgia1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Georgia1" fo:font-weight="normal" style:font-weight-asian="normal" style:font-weight-complex="normal"/>
    </style:style>
    <style:style style:name="T13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suffix="." style:num-format="1" text:start-value="6" text:display-levels="2">
        <style:list-level-properties text:space-before="2.297cm" text:min-label-width="0.635cm"/>
      </text:list-level-style-number>
      <text:list-level-style-number text:level="3" text:style-name="Numbering_20_Symbols" style:num-format="1" text:start-value="2" text:display-levels="3">
        <style:list-level-properties text:space-before="3.323cm" text:min-label-width="0.635cm"/>
      </text:list-level-style-number>
      <text:list-level-style-number text:level="4" style:num-suffix="." style:num-format="1" text:display-levels="4">
        <style:list-level-properties text:space-before="4.35cm" text:min-label-width="0.635cm"/>
      </text:list-level-style-number>
      <text:list-level-style-number text:level="5" style:num-suffix="." style:num-format="1" text:display-levels="5">
        <style:list-level-properties text:space-before="5.376cm" text:min-label-width="0.635cm"/>
      </text:list-level-style-number>
      <text:list-level-style-number text:level="6" style:num-suffix="." style:num-format="1" text:display-levels="6">
        <style:list-level-properties text:space-before="6.403cm" text:min-label-width="0.635cm"/>
      </text:list-level-style-number>
      <text:list-level-style-number text:level="7" style:num-suffix="." style:num-format="1" text:display-levels="7">
        <style:list-level-properties text:space-before="7.43cm" text:min-label-width="0.635cm"/>
      </text:list-level-style-number>
      <text:list-level-style-number text:level="8" style:num-suffix="." style:num-format="1" text:display-levels="8">
        <style:list-level-properties text:space-before="8.456cm" text:min-label-width="0.635cm"/>
      </text:list-level-style-number>
      <text:list-level-style-number text:level="9" style:num-suffix="." style:num-format="1" text:display-levels="9">
        <style:list-level-properties text:space-before="9.483cm" text:min-label-width="0.635cm"/>
      </text:list-level-style-number>
      <text:list-level-style-number text:level="10" style:num-suffix="." style:num-format="1" text:display-levels="10">
        <style:list-level-properties text:space-before="10.509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inkz Clipping</text:p>
      <text:p text:style-name="P8"/>
      <text:list text:style-name="WW8Num1">
        <text:list-item>
          <text:p text:style-name="P16">CRUD de Pessoa Física</text:p>
          <text:list>
            <text:list-item>
              <text:p text:style-name="P16">Cadastro</text:p>
              <text:list>
                <text:list-item>
                  <text:p text:style-name="P16">Todos os campos vazios; </text:p>
                </text:list-item>
              </text:list>
            </text:list-item>
          </text:list>
        </text:list-item>
      </text:list>
      <text:p text:style-name="P9">Somente o campo nome preenchido;</text:p>
      <text:p text:style-name="P9">Dois dos campos preenchidos;</text:p>
      <text:p text:style-name="P9">Campos com mascaras;</text:p>
      <text:p text:style-name="P9">Somente um campo não preenchido;</text:p>
      <text:p text:style-name="P9">Somente Endereço cadastrado;</text:p>
      <text:p text:style-name="P9">Somente Telefone cadastrado;</text:p>
      <text:p text:style-name="P9">Todos os campos preenchidos;</text:p>
      <text:list text:style-name="WW8Num1" text:continue-numbering="true">
        <text:list-item>
          <text:list text:continue-numbering="true">
            <text:list-item>
              <text:list text:continue-numbering="true">
                <text:list-item>
                  <text:p text:style-name="P17">Todas as mensagens de erro esperadas foram mostradas nas cinco primeiras situações;</text:p>
                </text:list-item>
              </text:list>
            </text:list-item>
          </text:list>
        </text:list-item>
      </text:list>
      <text:p text:style-name="P1"/>
      <text:list text:style-name="WW8Num1" text:continue-numbering="true">
        <text:list-item>
          <text:list text:continue-numbering="true">
            <text:list-item>
              <text:list text:continue-numbering="true">
                <text:list-item>
                  <text:p text:style-name="P17">Campo Data de Nascimento está com a máscara incorreta;</text:p>
                </text:list-item>
              </text:list>
            </text:list-item>
          </text:list>
        </text:list-item>
      </text:list>
      <text:p text:style-name="P10"/>
      <text:p text:style-name="P1"><text:tab/><text:tab/>1.1.4.<text:tab/> <text:s text:c="4"/>A lista de Estados não está carregando do servidor, <text:tab/><text:tab/><text:tab/><text:tab/> <text:s text:c="4"/>apresentando a seguinte mensagem de erro:</text:p>
      <text:p text:style-name="P5"><text:span text:style-name="T1"><text:tab/><text:tab/><text:tab/> <text:s text:c="4"/></text:span><text:bookmark text:name="ext-gen692"/><text:span text:style-name="T1">Não foi <text:tab/>possivel se conectar o Servidor. Ele pode estar <text:tab/><text:tab/><text:tab/> <text:s text:c="4"/>ocupado ou sobre-carregado, aguarde alguns instantes. </text:span></text:p>
      <text:p text:style-name="P1">.</text:p>
      <text:p text:style-name="P1"><text:tab/><text:tab/>1.1.5.<text:tab/> <text:s text:c="4"/>Telefone está aceitando número sem o formato de <text:tab/><text:tab/><text:tab/><text:tab/> <text:s text:c="5"/>máscara correto.</text:p>
      <text:p text:style-name="P11"/>
      <text:p text:style-name="P11">1.1.6.<text:tab/> <text:s text:c="4"/>Não foi possível realizar o cadastro nas três ultimas <text:tab/><text:tab/> <text:s text:c="3"/>situações pois não foi possivel cadastrar um endereço.</text:p>
      <text:p text:style-name="P1"/>
      <text:list text:style-name="WW8Num1" text:continue-numbering="true">
        <text:list-item>
          <text:list text:continue-numbering="true">
            <text:list-item>
              <text:p text:style-name="P16">Listagem</text:p>
              <text:list>
                <text:list-item>
                  <text:p text:style-name="P16">–</text:p>
                </text:list-item>
                <text:list-item>
                  <text:p text:style-name="P17">Não foi possivel realizar esse teste pois o mesmo não está cadastrando.</text:p>
                </text:list-item>
              </text:list>
            </text:list-item>
          </text:list>
        </text:list-item>
      </text:list>
      <text:p text:style-name="P10"/>
      <text:list text:style-name="WW8Num1" text:continue-numbering="true">
        <text:list-item>
          <text:list text:continue-numbering="true">
            <text:list-item>
              <text:p text:style-name="P16">Edição</text:p>
              <text:list>
                <text:list-item>
                  <text:p text:style-name="P16">Editar o primeiro elemento da lista;</text:p>
                </text:list-item>
              </text:list>
            </text:list-item>
          </text:list>
        </text:list-item>
      </text:list>
      <text:p text:style-name="P9">Editar dois dos elementos da lista;</text:p>
      <text:p text:style-name="P9">Editar aleatoriamente três elementos da lista;</text:p>
      <text:list text:style-name="WW8Num1" text:continue-numbering="true">
        <text:list-item>
          <text:list text:continue-numbering="true">
            <text:list-item>
              <text:list text:continue-numbering="true">
                <text:list-item>
                  <text:p text:style-name="P17">Não foi possivel realizar esse teste pois o mesmo não está cadastrando;</text:p>
                </text:list-item>
              </text:list>
            </text:list-item>
          </text:list>
        </text:list-item>
      </text:list>
      <text:p text:style-name="P10"/>
      <text:list text:style-name="WW8Num1" text:continue-numbering="true">
        <text:list-item>
          <text:list text:continue-numbering="true">
            <text:list-item>
              <text:p text:style-name="P16">Exclusão</text:p>
              <text:list>
                <text:list-item>
                  <text:p text:style-name="P16">Excluir o elemento central da lista;</text:p>
                </text:list-item>
              </text:list>
            </text:list-item>
          </text:list>
        </text:list-item>
      </text:list>
      <text:p text:style-name="P9">Excluir o primeiro elemento da lista;</text:p>
      <text:p text:style-name="P9">Excluir o último elemento da lista;</text:p>
      <text:list text:style-name="WW8Num1" text:continue-numbering="true">
        <text:list-item>
          <text:list text:continue-numbering="true">
            <text:list-item>
              <text:list text:continue-numbering="true">
                <text:list-item>
                  <text:p text:style-name="P17">Não foi possivel realizar esse teste pois o mesmo não está cadastrando;</text:p>
                </text:list-item>
              </text:list>
            </text:list-item>
          </text:list>
        </text:list-item>
      </text:list>
      <text:p text:style-name="P10"/>
      <text:list text:style-name="WW8Num1" text:continue-numbering="true">
        <text:list-item>
          <text:list text:continue-numbering="true">
            <text:list-item>
              <text:p text:style-name="P16">Detalhes</text:p>
              <text:list>
                <text:list-item>
                  <text:p text:style-name="P16">Ver os detalhes de todos os elementos da lista;</text:p>
                </text:list-item>
                <text:list-item>
                  <text:p text:style-name="P17">Não foi possivel realizar esse teste pois o mesmo não está cadastrando;</text:p>
                </text:list-item>
              </text:list>
            </text:list-item>
          </text:list>
        </text:list-item>
      </text:list>
      <text:p text:style-name="P1"><text:tab/><text:span text:style-name="T5">1.6. Observações</text:span></text:p>
      <text:p text:style-name="P1"><text:tab/> <text:s text:c="4"/>1.6.1<text:tab/>O campo data Nascimento apresenta uma opção para se <text:tab/><text:tab/><text:soft-page-break/><text:tab/><text:tab/>mostrar um calendario, mas o mesmo não está funcionando e <text:tab/><text:tab/><text:tab/>quebrando o layout do sistema;</text:p>
      <text:p text:style-name="P1"><text:tab/> <text:s text:c="4"/>1.6.2 <text:tab/>O campo numero do telefone ao preencher nos leva para o <text:tab/><text:tab/><text:tab/>ultimo espaço;</text:p>
      <text:p text:style-name="P1"><text:tab/> <text:s text:c="4"/></text:p>
      <text:p text:style-name="P1"/>
      <text:p text:style-name="P12"><text:tab/>2. CRUD de Pessoa Jurídica</text:p>
      <text:list text:style-name="WW8Num1" text:continue-numbering="true">
        <text:list-header>
          <text:p text:style-name="P16">2.1 Cadastro</text:p>
          <text:p text:style-name="P16"><text:s text:c="6"/>2.1.1 <text:s text:c="2"/>Todos os campos vazios; </text:p>
        </text:list-header>
      </text:list>
      <text:p text:style-name="P9">Somente o campo nome preenchido;</text:p>
      <text:p text:style-name="P9">Dois dos campos preenchidos;</text:p>
      <text:p text:style-name="P9">Campos com mascaras preenchidos;</text:p>
      <text:p text:style-name="P9">Somente um campo não preenchido;</text:p>
      <text:p text:style-name="P9">Somente Endereço cadastrado;</text:p>
      <text:p text:style-name="P9">Somente Telefone cadastrado;</text:p>
      <text:p text:style-name="P9">Todos os campos preenchidos;</text:p>
      <text:p text:style-name="P1"><text:span text:style-name="T4"><text:tab/><text:tab/></text:span><text:span text:style-name="T9">2.1.2.<text:tab/> <text:s text:c="2"/></text:span>Todas as mensagens de erro esperadas foram mostradas <text:tab/><text:tab/><text:tab/> <text:s text:c="4"/>nas cinco primeiras situações;</text:p>
      <text:p text:style-name="P1"/>
      <text:p text:style-name="P1"><text:tab/><text:tab/>2.1.3. <text:s text:c="4"/>Campo Data de Nascimento está com a máscara incorreta;</text:p>
      <text:p text:style-name="P1"/>
      <text:p text:style-name="P1"><text:tab/><text:tab/>2.1.3.<text:tab/> <text:s text:c="4"/>A lista de Estados não está carregando do servidor, <text:tab/><text:tab/><text:tab/><text:tab/> <text:s text:c="4"/>apresentando a seguinte mensagem de erro:</text:p>
      <text:p text:style-name="P5"><text:span text:style-name="T1"><text:tab/><text:tab/><text:tab/> <text:s text:c="4"/></text:span><text:bookmark text:name="ext-gen6921"/><text:span text:style-name="T1">Não foi <text:tab/>possivel se conectar o Servidor. Ele pode estar <text:tab/><text:tab/><text:tab/> <text:s text:c="4"/>ocupado ou sobre-carregado, aguarde alguns instantes. </text:span></text:p>
      <text:p text:style-name="P1">.</text:p>
      <text:p text:style-name="P1"><text:tab/><text:tab/>1.1.4.<text:tab/> <text:s text:c="4"/>Telefone está aceitando número sem o formato de <text:tab/><text:tab/><text:tab/><text:tab/> <text:s text:c="5"/>máscara correto.</text:p>
      <text:p text:style-name="P11"/>
      <text:p text:style-name="P11">1.1.5.<text:tab/> <text:s text:c="3"/>Não foi possível realizar o cadastro nas três ultimas <text:tab/><text:tab/> <text:s text:c="3"/>situações pois não foi possivel cadastrar um endereço.</text:p>
      <text:p text:style-name="P1"/>
      <text:p text:style-name="P1"><text:tab/> <text:s text:c="3"/><text:span text:style-name="T5"><text:s/>2.2.</text:span> <text:s text:c="2"/><text:span text:style-name="T4">Listagem</text:span></text:p>
      <text:p text:style-name="P1"><text:span text:style-name="T4"><text:tab/><text:tab/>2.2.1 <text:s text:c="4"/></text:span><text:span text:style-name="T6">–</text:span></text:p>
      <text:p text:style-name="P1"><text:span text:style-name="T6"><text:tab/><text:tab/>2.2.2 <text:s text:c="4"/></text:span><text:span text:style-name="T9">Não foi possivel realizar esse teste pois o mesmo não está <text:tab/><text:tab/><text:tab/> <text:s text:c="4"/>cadastrando.</text:span></text:p>
      <text:p text:style-name="P10"/>
      <text:p text:style-name="P1"><text:tab/> <text:s text:c="4"/><text:span text:style-name="T5">2.3 </text:span><text:span text:style-name="T4">Edição</text:span></text:p>
      <text:p text:style-name="P2"><text:tab/><text:tab/>2.3.1 <text:s text:c="3"/>Editar o primeiro elemento da lista;</text:p>
      <text:p text:style-name="P9">Editar dois dos elementos da lista;</text:p>
      <text:p text:style-name="P9">Editar aleatoriamente três elementos da lista;</text:p>
      <text:p text:style-name="P1"><text:span text:style-name="T4"><text:tab/><text:tab/></text:span><text:span text:style-name="T9">2.3.2 <text:s text:c="3"/></text:span>Não foi possivel realizar esse teste pois o mesmo não está <text:tab/><text:tab/><text:tab/> <text:s text:c="2"/>cadastrando;</text:p>
      <text:p text:style-name="P10"/>
      <text:p text:style-name="P2"><text:tab/> <text:s text:c="3"/>2.4 Exclusão</text:p>
      <text:p text:style-name="P2"><text:s text:c="18"/>2.4.1 <text:s text:c="2"/>Excluir o elemento central da lista;</text:p>
      <text:p text:style-name="P9">Excluir o primeiro elemento da lista;</text:p>
      <text:p text:style-name="P9">Excluir o último elemento da lista;</text:p>
      <text:p text:style-name="P1"><text:span text:style-name="T4"><text:tab/><text:tab/> 2.4.2 <text:s text:c="2"/></text:span>Não foi possivel realizar esse teste pois o mesmo não está <text:tab/><text:tab/><text:tab/> <text:s text:c="3"/>cadastrando;</text:p>
      <text:p text:style-name="P1"><text:tab/> <text:s text:c="3"/></text:p>
      <text:p text:style-name="P1"><text:tab/> <text:s/><text:span text:style-name="T5">2.5 </text:span><text:span text:style-name="T4">Detalhes</text:span></text:p>
      <text:p text:style-name="P2"><text:tab/><text:tab/> 2.5.1 Ver os detalhes de todos os elementos da lista;</text:p>
      <text:p text:style-name="P1"><text:soft-page-break/><text:span text:style-name="T4"><text:tab/><text:tab/> 2.5.2 </text:span>Não foi possivel realizar esse teste pois o mesmo não está c<text:tab/><text:tab/> <text:s text:c="10"/>Cadastrando;</text:p>
      <text:p text:style-name="P1"/>
      <text:p text:style-name="P6"><text:tab/> <text:s text:c="3"/>2.6. Observações</text:p>
      <text:p text:style-name="P1"><text:tab/> <text:s text:c="4"/>1.6.1<text:tab/>O campo data Nascimento apresenta uma opção para se <text:tab/><text:tab/><text:tab/><text:tab/>mostrar um calendario, mas o mesmo não está funcionando e <text:tab/><text:tab/><text:tab/>quebrando o layout do sistema;</text:p>
      <text:list text:style-name="L1">
        <text:list-header>
          <text:p text:style-name="P18">O campo numero do telefone ao preencher nos leva para o ultimo espaço;</text:p>
        </text:list-header>
      </text:list>
      <text:p text:style-name="P1"/>
      <text:p text:style-name="P12"><text:tab/>3. CRUD de Cadastros Básicos Assuntos</text:p>
      <text:list text:style-name="WW8Num1" text:continue-numbering="true">
        <text:list-header>
          <text:p text:style-name="P16">3.1 Cadastro</text:p>
          <text:p text:style-name="P16"><text:s text:c="6"/>3.1.1 <text:s text:c="2"/>Campo vazio; </text:p>
        </text:list-header>
      </text:list>
      <text:p text:style-name="P9">Campo preenchido;</text:p>
      <text:p text:style-name="P1"><text:span text:style-name="T4"><text:tab/><text:tab/> <text:s/></text:span><text:span text:style-name="T9">3.1.2 <text:s text:c="3"/>Mensagem de erro mostrada com sucesso;</text:span></text:p>
      <text:p text:style-name="P1"><text:span text:style-name="T7"><text:tab/><text:tab/> </text:span><text:span text:style-name="T9"><text:s/>3.1.3 <text:s text:c="3"/>Cadastro realizado com sucesso;</text:span></text:p>
      <text:p text:style-name="P4"/>
      <text:p text:style-name="P1"><text:tab/> <text:s text:c="4"/><text:span text:style-name="T5">3.2 </text:span><text:span text:style-name="T4">Listagem</text:span></text:p>
      <text:p text:style-name="P2"><text:tab/><text:tab/>3.2.1 <text:s text:c="3"/>-</text:p>
      <text:p text:style-name="P1"><text:span text:style-name="T4"><text:tab/><text:tab/>3.2.2 <text:s text:c="3"/></text:span>A listagem ocorreu com sucesso, mostrando todos os <text:tab/><text:tab/><text:tab/><text:tab/> <text:s text:c="3"/>objetos cadastrados.</text:p>
      <text:p text:style-name="P10"/>
      <text:p text:style-name="P1"><text:tab/> <text:s text:c="3"/><text:span text:style-name="T5"><text:s/>3.3</text:span> <text:span text:style-name="T4">Edição</text:span></text:p>
      <text:p text:style-name="P2"><text:tab/><text:tab/>3.3.1 <text:s text:c="3"/>Editar o primeiro elemento da lista;</text:p>
      <text:p text:style-name="P2"><text:tab/><text:tab/><text:tab/> <text:s text:c="3"/>Editar dois dos elementos da lista;</text:p>
      <text:p text:style-name="P2"><text:s text:c="29"/>Editar aleatoriamente três elementos da lista;</text:p>
      <text:p text:style-name="P1"><text:span text:style-name="T4"><text:tab/><text:tab/>3.3.2 <text:s text:c="3"/></text:span>A edição foi um sucesso nas três situações apresentadas;</text:p>
      <text:p text:style-name="P1"><text:tab/><text:tab/></text:p>
      <text:p text:style-name="P1"><text:tab/> <text:s text:c="4"/></text:p>
      <text:p text:style-name="P1"><text:tab/><text:span text:style-name="T5"> <text:s text:c="4"/>3.4 </text:span><text:span text:style-name="T4">Exclusão</text:span></text:p>
      <text:p text:style-name="P2"><text:tab/><text:tab/>3.4.1 <text:s text:c="3"/>Excluir o elemento central da lista;</text:p>
      <text:p text:style-name="P9">Excluir o primeiro elemento da lista;</text:p>
      <text:p text:style-name="P9">Excluir o último elemento da lista;</text:p>
      <text:p text:style-name="P1"><text:tab/><text:tab/><text:span text:style-name="T5">3.4.2 <text:s text:c="4"/></text:span>A exclusão foi um sucesso nas três situações <text:tab/><text:tab/><text:tab/><text:tab/><text:tab/> <text:s text:c="4"/>apresentadas;</text:p>
      <text:p text:style-name="P1"/>
      <text:p text:style-name="P1"/>
      <text:p text:style-name="P12"><text:tab/>4. CRUD de Cadastros Básicos Classificações</text:p>
      <text:list text:style-name="WW8Num1" text:continue-numbering="true">
        <text:list-header>
          <text:p text:style-name="P16">4.1 Cadastro</text:p>
          <text:p text:style-name="P16"><text:s text:c="6"/>4.1.1 <text:s text:c="2"/>Campo vazio; </text:p>
        </text:list-header>
      </text:list>
      <text:p text:style-name="P9">Campo preenchido;</text:p>
      <text:p text:style-name="P1"><text:span text:style-name="T4"><text:tab/><text:tab/> <text:s/></text:span><text:span text:style-name="T9">4.1.2 <text:s text:c="3"/>Mensagem de erro mostrada com sucesso;</text:span></text:p>
      <text:p text:style-name="P1"><text:span text:style-name="T7"><text:tab/><text:tab/> </text:span><text:span text:style-name="T9"><text:s/>4.1.3 <text:s text:c="3"/>Cadastro realizado com sucesso;</text:span></text:p>
      <text:p text:style-name="P4"/>
      <text:p text:style-name="P1"><text:tab/> <text:s text:c="4"/><text:span text:style-name="T5">4.2 </text:span><text:span text:style-name="T4">Listagem</text:span></text:p>
      <text:p text:style-name="P2"><text:tab/><text:tab/>4.2.1 <text:s text:c="3"/>-</text:p>
      <text:p text:style-name="P1"><text:span text:style-name="T4"><text:tab/><text:tab/></text:span><text:span text:style-name="T9">4.2.2</text:span><text:span text:style-name="T4"> <text:s text:c="3"/></text:span>A listagem ocorreu com sucesso, mostrando todos os <text:tab/><text:tab/><text:tab/><text:tab/> <text:s text:c="3"/>objetos cadastrados.</text:p>
      <text:p text:style-name="P10"/>
      <text:p text:style-name="P1"><text:tab/> <text:s text:c="3"/><text:span text:style-name="T5"><text:s/>4.3</text:span> <text:span text:style-name="T4">Edição</text:span></text:p>
      <text:p text:style-name="P2"><text:tab/><text:tab/>4.3.1 <text:s text:c="3"/>Editar o primeiro elemento da lista;</text:p>
      <text:p text:style-name="P2"><text:tab/><text:tab/><text:tab/> <text:s text:c="3"/>Editar dois dos elementos da lista;</text:p>
      <text:p text:style-name="P2"><text:s text:c="29"/>Editar aleatoriamente três elementos da lista;</text:p>
      <text:p text:style-name="P1"><text:span text:style-name="T4"><text:tab/><text:tab/></text:span><text:span text:style-name="T9">4.3.2</text:span><text:span text:style-name="T4"> <text:s text:c="3"/></text:span>A edição foi um sucesso nas três situações apresentadas;</text:p>
      <text:p text:style-name="P1"><text:soft-page-break/><text:tab/><text:tab/></text:p>
      <text:p text:style-name="P1"><text:tab/> <text:s text:c="4"/></text:p>
      <text:p text:style-name="P1"><text:tab/><text:span text:style-name="T5"> <text:s text:c="4"/>4.4 </text:span><text:span text:style-name="T4">Exclusão</text:span></text:p>
      <text:p text:style-name="P2"><text:tab/><text:tab/>4.4.1 <text:s text:c="3"/>Excluir o elemento central da lista;</text:p>
      <text:p text:style-name="P9">Excluir o primeiro elemento da lista;</text:p>
      <text:p text:style-name="P9">Excluir o último elemento da lista;</text:p>
      <text:p text:style-name="P1"><text:tab/><text:tab/>4<text:span text:style-name="T9">.4.2</text:span><text:span text:style-name="T5"> <text:s text:c="4"/></text:span>A exclusão foi um sucesso nas três situações <text:tab/><text:tab/><text:tab/><text:tab/><text:tab/> <text:s text:c="4"/>apresentadas;</text:p>
      <text:p text:style-name="P1"/>
      <text:p text:style-name="P12"><text:tab/>5. CRUD de Cadastro de Clipping</text:p>
      <text:list text:style-name="WW8Num1" text:continue-numbering="true">
        <text:list-header>
          <text:p text:style-name="P16">5.1 Cadastro</text:p>
          <text:p text:style-name="P16"><text:s text:c="6"/>5.1.1 <text:s text:c="2"/>Todos os campos vazios; </text:p>
        </text:list-header>
      </text:list>
      <text:p text:style-name="P9">Somente um campo preenchido;</text:p>
      <text:p text:style-name="P9">Dois dos campos preenchidos;</text:p>
      <text:p text:style-name="P9">Somente um campo não preenchido;</text:p>
      <text:p text:style-name="P9">Busca de Usuário</text:p>
      <text:p text:style-name="P9">Formato de Arquivo;</text:p>
      <text:p text:style-name="P9">Todos os campos preenchidos;</text:p>
      <text:p text:style-name="P1"><text:span text:style-name="T4"><text:tab/><text:tab/></text:span><text:span text:style-name="T9">5.1.2.<text:tab/> <text:s text:c="2"/></text:span>Todas as mensagens de erro esperadas foram mostradas <text:tab/><text:tab/><text:tab/> <text:s text:c="4"/>nas quatro primeiras situações;</text:p>
      <text:p text:style-name="P1"/>
      <text:p text:style-name="P1"><text:tab/><text:tab/>5.1.3. <text:s text:c="4"/>Busca de usuário funcionando perfeitamente;</text:p>
      <text:p text:style-name="P1"/>
      <text:p text:style-name="P1"><text:tab/><text:tab/>5.1.3.<text:tab/> <text:s text:c="4"/>Formato de arquivo funcionando como esperado, <text:tab/><text:tab/><text:tab/><text:tab/><text:tab/> <text:s text:c="4"/>aceitando somente arquivos do formato esperado.</text:p>
      <text:p text:style-name="P1">.</text:p>
      <text:p text:style-name="P1"><text:tab/><text:tab/>5.1.4.<text:tab/> <text:s text:c="4"/>Cadastro realizado com sucesso.</text:p>
      <text:p text:style-name="P11"/>
      <text:p text:style-name="P11"/>
      <text:p text:style-name="P6"><text:tab/> <text:s text:c="3"/>5.2. Observações</text:p>
      <text:p text:style-name="P1"><text:tab/> <text:s text:c="3"/><text:tab/> 5.2.1<text:tab/> <text:s text:c="2"/>O campo data de Veiculação apresenta uma opção para se <text:tab/><text:tab/><text:tab/> <text:s text:c="2"/>mostrar um calendario, mas o mesmo não está <text:s text:c="3"/><text:tab/><text:tab/><text:tab/><text:tab/><text:tab/> <text:s text:c="2"/>funcionando e quebrando o layout do sistema, além de não <text:tab/> <text:s text:c="20"/>possuir uma máscara para o formato de data, aceitando <text:tab/><text:tab/><text:tab/> <text:s text:c="3"/><text:tab/> <text:s text:c="2"/>caracteres;</text:p>
      <text:p text:style-name="P1"/>
      <text:p text:style-name="P12"><text:tab/>6. Cadastro de Notícia</text:p>
      <text:list text:style-name="WW8Num1" text:continue-numbering="true">
        <text:list-header>
          <text:p text:style-name="P16">6.1 Cadastro</text:p>
          <text:p text:style-name="P16"><text:s text:c="6"/>6.1.1 <text:s text:c="2"/>Todos os campos vazios; </text:p>
        </text:list-header>
      </text:list>
      <text:p text:style-name="P9">Somente um campo preenchido;</text:p>
      <text:p text:style-name="P9">Dois dos campos necessarios preenchidos;</text:p>
      <text:p text:style-name="P9">Todos os campos preenchidos;</text:p>
      <text:p text:style-name="P1"><text:span text:style-name="T4"><text:tab/><text:tab/> </text:span><text:span text:style-name="T9">6.1.2. <text:s text:c="2"/></text:span>Todas as mensagens de erro esperadas foram mostradas <text:tab/><text:tab/><text:tab/> <text:s text:c="4"/>nas duas primeiras situações;</text:p>
      <text:p text:style-name="P1"><text:tab/><text:tab/><text:tab/> <text:s text:c="4"/>aceitando somente arquivos do formato esperado.</text:p>
      <text:p text:style-name="P1">.</text:p>
      <text:p text:style-name="P1"><text:tab/><text:tab/> 6.1.4. <text:s text:c="4"/>Cadastro realizado com sucesso nas duas ultimas <text:tab/><text:tab/><text:tab/><text:tab/> <text:s text:c="4"/>situações.</text:p>
      <text:p text:style-name="P11"/>
      <text:p text:style-name="P12"><text:tab/>7. Busca de Clientes</text:p>
      <text:list text:style-name="WW8Num1" text:continue-numbering="true">
        <text:list-header>
          <text:p text:style-name="P16">7.1 Pessoa Física</text:p>
          <text:p text:style-name="P16"><text:s text:c="6"/>7.1.1 <text:s text:c="2"/>Todos os campos vazios; </text:p>
        </text:list-header>
      </text:list>
      <text:p text:style-name="P9">Somente <text:s/>um campo preenchido;</text:p>
      <text:p text:style-name="P9"/>
      <text:p text:style-name="P1"><text:soft-page-break/><text:span text:style-name="T4"><text:tab/><text:tab/> </text:span><text:span text:style-name="T10">7.1.2</text:span><text:span text:style-name="T9">. Mesmo estando selecionado pessoa física o sistema <text:s text:c="31"/><text:tab/><text:tab/><text:tab/> <text:s text:c="2"/>informa que deve ser preenchido o campo referente a <text:s text:c="39"/><text:tab/><text:tab/><text:tab/> <text:s text:c="5"/>Razão Social.</text:span></text:p>
      <text:p text:style-name="P4"><text:tab/><text:tab/> <text:s text:c="2"/>7.1.3 <text:s text:c="3"/>Busca realizada com sucesso;</text:p>
      <text:p text:style-name="P4"><text:tab/> <text:s text:c="4"/></text:p>
      <text:p text:style-name="P4"><text:tab/><text:tab/></text:p>
      <text:p text:style-name="P1">.<text:tab/> <text:s text:c="4"/><text:span text:style-name="T5">7.2 </text:span><text:span text:style-name="T4">Listagem</text:span></text:p>
      <text:p text:style-name="P2"><text:tab/><text:tab/>4.2.1 <text:s text:c="3"/>-</text:p>
      <text:p text:style-name="P1"><text:span text:style-name="T4"><text:tab/><text:tab/></text:span><text:span text:style-name="T9">4.2.2</text:span><text:span text:style-name="T4"> <text:s text:c="3"/></text:span>A listagem ocorreu com sucesso, mostrando todos os <text:tab/><text:tab/><text:tab/><text:tab/> <text:s text:c="3"/>objetos cadastrados.</text:p>
      <text:p text:style-name="P10"/>
      <text:p text:style-name="P1"><text:tab/> <text:s text:c="3"/><text:span text:style-name="T5"><text:s/>7.3</text:span> <text:span text:style-name="T4">Edição</text:span></text:p>
      <text:p text:style-name="P2"><text:tab/><text:tab/>4.3.1 <text:s text:c="3"/>Editar o primeiro elemento da lista;</text:p>
      <text:p text:style-name="P2"><text:tab/><text:tab/><text:tab/> <text:s text:c="2"/></text:p>
      <text:p text:style-name="P1"><text:span text:style-name="T4"><text:tab/><text:tab/></text:span><text:span text:style-name="T9">4.3.2</text:span><text:span text:style-name="T4"> <text:s text:c="3"/></text:span><text:span text:style-name="T9">Não foi possivel realizar a edição de qualquer campo, o <text:tab/><text:tab/><text:tab/><text:tab/> <text:s text:c="2"/>sistema informa uma mensagem de erro por causa da data <text:tab/><text:tab/> <text:s text:c="11"/>de nascimento</text:span>;</text:p>
      <text:p text:style-name="P1"><text:tab/><text:tab/></text:p>
      <text:p text:style-name="P1"><text:tab/> <text:s text:c="4"/></text:p>
      <text:p text:style-name="P1"><text:tab/><text:span text:style-name="T5"> <text:s text:c="4"/>7.4 </text:span><text:span text:style-name="T4">Exclusão</text:span></text:p>
      <text:p text:style-name="P2"><text:tab/><text:tab/>7.4.1 <text:s text:c="3"/>Excluir o elemento central da lista;</text:p>
      <text:p text:style-name="P9">Excluir o primeiro elemento da lista;</text:p>
      <text:p text:style-name="P9">Excluir o último elemento da lista;</text:p>
      <text:p text:style-name="P1"><text:tab/><text:tab/>7<text:span text:style-name="T9">.4.2</text:span><text:span text:style-name="T5"> <text:s text:c="4"/></text:span><text:span text:style-name="T9">Teste não pode ser realizado</text:span>;</text:p>
      <text:p text:style-name="P1"/>
      <text:p text:style-name="P13"><text:tab/> <text:s text:c="3"/>7.5 Pessoa Jurídica</text:p>
      <text:list text:style-name="WW8Num1" text:continue-numbering="true">
        <text:list-header>
          <text:p text:style-name="P16"><text:s text:c="6"/>7.5.1 <text:s text:c="2"/>Todos os campos vazios; </text:p>
        </text:list-header>
      </text:list>
      <text:p text:style-name="P9">Somente <text:s/>um campo preenchido;</text:p>
      <text:p text:style-name="P9"/>
      <text:p text:style-name="P1"><text:span text:style-name="T4"><text:tab/><text:tab/> </text:span><text:span text:style-name="T9">7.5.2. Mesmo estando selecionado pessoa física o sistema <text:s text:c="31"/><text:tab/><text:tab/><text:tab/> <text:s text:c="2"/>informa que deve ser preenchido o campo referente a <text:s text:c="39"/><text:tab/><text:tab/><text:tab/> <text:s text:c="5"/>Razão Social.</text:span></text:p>
      <text:p text:style-name="P4"><text:tab/><text:tab/> <text:s text:c="2"/>7.5.3 <text:s text:c="3"/>Busca realizada com sucesso;</text:p>
      <text:p text:style-name="P4"/>
      <text:p text:style-name="P7"><text:span text:style-name="T5"><text:tab/> <text:s text:c="3"/>7.6 </text:span><text:span text:style-name="T4">Listagem</text:span></text:p>
      <text:p text:style-name="P2"><text:tab/><text:tab/>4.2.1 <text:s text:c="3"/>-</text:p>
      <text:p text:style-name="P1"><text:span text:style-name="T4"><text:tab/><text:tab/></text:span><text:span text:style-name="T9">4.2.2</text:span><text:span text:style-name="T4"> <text:s text:c="3"/></text:span><text:span text:style-name="T9">Teste não pode ser realizado por não ser possivel cadastrar <text:tab/><text:tab/><text:tab/> <text:s text:c="3"/>uma pessoa jurídica;</text:span></text:p>
      <text:p text:style-name="P10"/>
      <text:p text:style-name="P1"><text:tab/> <text:s text:c="3"/><text:span text:style-name="T5"><text:s/>7.7</text:span> <text:span text:style-name="T4">Edição</text:span></text:p>
      <text:p text:style-name="P2"><text:tab/><text:tab/>7.7.1 <text:s text:c="3"/>Editar o primeiro elemento da lista;</text:p>
      <text:p text:style-name="P2"><text:tab/><text:tab/><text:tab/> <text:s text:c="2"/></text:p>
      <text:p text:style-name="P1"><text:span text:style-name="T4"><text:tab/><text:tab/></text:span><text:span text:style-name="T9">7.7.2</text:span><text:span text:style-name="T4"> <text:s text:c="2"/></text:span><text:span text:style-name="T9">Teste não pode ser realizado por não ser possivel cadastrar <text:tab/><text:tab/><text:tab/> <text:s text:c="3"/>uma pessoa jurídica;</text:span></text:p>
      <text:p text:style-name="P1"><text:tab/><text:tab/></text:p>
      <text:p text:style-name="P1"><text:tab/> <text:s text:c="4"/></text:p>
      <text:p text:style-name="P1"><text:tab/><text:span text:style-name="T5"> <text:s text:c="4"/>7.8 </text:span><text:span text:style-name="T4">Exclusão</text:span></text:p>
      <text:p text:style-name="P2"><text:tab/><text:tab/>7.8.1 <text:s text:c="3"/>Excluir o elemento central da lista;</text:p>
      <text:p text:style-name="P9">Excluir o primeiro elemento da lista;</text:p>
      <text:p text:style-name="P9">Excluir o último elemento da lista;</text:p>
      <text:p text:style-name="P1"><text:span text:style-name="T9"><text:tab/><text:tab/>7.8.2</text:span><text:span text:style-name="T5"> <text:s text:c="4"/></text:span><text:span text:style-name="T9">T</text:span><text:span text:style-name="T9">este não pode ser realizado por não ser possivel cadastrar <text:tab/><text:tab/><text:tab/> <text:s text:c="3"/>uma pessoa jurídica.</text:span></text:p>
      <text:p text:style-name="P12"><text:tab/>8. Busca Avançada</text:p>
      <text:list text:style-name="WW8Num1" text:continue-numbering="true">
        <text:list-header>
          <text:p text:style-name="P16"><text:soft-page-break/>8.1 Notícia</text:p>
          <text:p text:style-name="P16"><text:s text:c="6"/>8.1.1 <text:s text:c="2"/>Opção de filtro e ordenação não habilitada; </text:p>
        </text:list-header>
      </text:list>
      <text:p text:style-name="P9">Somente ordenação selecionada;</text:p>
      <text:p text:style-name="P9">Filtro e ordenação selecionada;</text:p>
      <text:p text:style-name="P9">Mais de um filtro;</text:p>
      <text:p text:style-name="P5"><text:span text:style-name="T2"><text:tab/><text:tab/> <text:s/></text:span><text:span text:style-name="T3">8.1.2. <text:s/>A busca não é realizada como esperado nas duas primeiras <text:tab/><text:tab/><text:tab/> <text:s text:c="3"/>situações, mas informa a seguinte mensagem de erro:</text:span><text:bookmark text:name="ext-gen590"/><text:span text:style-name="T11"> </text:span></text:p>
      <text:p text:style-name="P5"><text:span text:style-name="T11"><text:s text:c="32"/></text:span><text:span text:style-name="T12">Ao buscar Notícias você deve: Adicionar algum filtro para a <text:tab/><text:tab/><text:tab/> <text:s text:c="4"/>Data de Cadastro;</text:span></text:p>
      <text:p text:style-name="P4"><text:tab/><text:tab/> <text:s text:c="2"/>8.1.3 <text:s text:c="2"/>Busca realizada com sucesso havendo filtro e ordenação;</text:p>
      <text:p text:style-name="P4"><text:tab/><text:tab/> <text:s text:c="2"/>8.1.4 <text:s text:c="2"/>Busca realizada com sucesso com mais de um filtro;<text:tab/></text:p>
      <text:p text:style-name="P4"><text:tab/> <text:s text:c="4"/></text:p>
      <text:p text:style-name="P4"><text:tab/><text:tab/></text:p>
      <text:p text:style-name="P1">.<text:tab/> <text:s text:c="4"/><text:span text:style-name="T5">8.2 </text:span><text:span text:style-name="T4">Listagem</text:span></text:p>
      <text:p text:style-name="P2"><text:tab/><text:tab/>8.2.1 <text:s text:c="3"/>-</text:p>
      <text:p text:style-name="P1"><text:span text:style-name="T4"><text:tab/><text:tab/></text:span><text:span text:style-name="T9">8.2.2</text:span><text:span text:style-name="T4"> <text:s text:c="3"/></text:span>A listagem ocorreu com sucesso, mostrando todos os <text:tab/><text:tab/><text:tab/><text:tab/> <text:s text:c="3"/>objetos cadastrados.</text:p>
      <text:p text:style-name="P10"/>
      <text:p text:style-name="P1"><text:tab/> <text:s text:c="3"/><text:span text:style-name="T5"><text:s/>8.3</text:span> <text:span text:style-name="T4">Edição</text:span></text:p>
      <text:p text:style-name="P2"><text:tab/><text:tab/><text:span text:style-name="T13">8.3.1</text:span> <text:s text:c="3"/>Editar o primeiro elemento da lista;</text:p>
      <text:p text:style-name="P2"><text:tab/><text:tab/><text:tab/> <text:s text:c="3"/>Editar dois dos elementos da lista;</text:p>
      <text:p text:style-name="P2"><text:s text:c="29"/>Editar aleatoriamente três elementos da lista;</text:p>
      <text:p text:style-name="P2"><text:tab/><text:tab/><text:tab/> <text:s text:c="2"/></text:p>
      <text:p text:style-name="P1"><text:span text:style-name="T4"><text:tab/><text:tab/></text:span><text:span text:style-name="T9">8.3.2</text:span><text:span text:style-name="T4"> <text:s text:c="3"/></text:span><text:span text:style-name="T9">Não foi possivel realizar a edição de qualquer elemento, o <text:tab/><text:tab/><text:tab/> <text:s text:c="3"/>sistema abre o formulário de edição, mas ao salvar as <text:tab/><text:tab/><text:tab/><text:tab/> <text:s text:c="3"/>alterações ele exclui o mesmo</text:span>;</text:p>
      <text:p text:style-name="P1"><text:tab/><text:tab/></text:p>
      <text:p text:style-name="P1"><text:tab/> <text:s text:c="4"/></text:p>
      <text:p text:style-name="P1"><text:tab/><text:span text:style-name="T5"> <text:s text:c="4"/>8.4 </text:span><text:span text:style-name="T4">Exclusão</text:span></text:p>
      <text:p text:style-name="P2"><text:tab/><text:tab/>8.4.1 <text:s text:c="3"/>Excluir o elemento central da lista;</text:p>
      <text:p text:style-name="P9">Excluir o primeiro elemento da lista;</text:p>
      <text:p text:style-name="P9">Excluir o último elemento da lista;</text:p>
      <text:p text:style-name="P1"><text:span text:style-name="T9"><text:tab/><text:tab/>8.4.2</text:span><text:span text:style-name="T5"> <text:s text:c="4"/></text:span><text:span text:style-name="T9">O sistema não permite a exclusão de nenhum elemento da <text:tab/><text:tab/><text:tab/> <text:s text:c="3"/>lista informando que não foi possivel remover o arquivo do <text:tab/><text:tab/><text:tab/> <text:s text:c="3"/>servidor;</text:span></text:p>
      <text:p text:style-name="P6"><text:tab/> <text:s text:c="4"/>8.5. Observações</text:p>
      <text:p text:style-name="P1"><text:span text:style-name="T5"><text:tab/><text:tab/></text:span><text:span text:style-name="T8">8.5.1</text:span><text:span text:style-name="T5"> </text:span><text:span text:style-name="T9">As <text:s/>opções de filtro deveriam ser limitadas pelas suas <text:s text:c="17"/><text:tab/><text:tab/><text:tab/> categorias como (Titulo, Data de <text:tab/>Cadastro), o sistema <text:tab/><text:tab/><text:tab/><text:tab/> permite ser adicionado mais de um filtro para o mesmo <text:tab/><text:tab/><text:tab/><text:tab/> assunto, o sistema obrigatóriamente <text:s/>precisa sempre filtro da <text:tab/><text:tab/><text:tab/> Data de cadastro????</text:span></text:p>
      <text:p text:style-name="P4"><text:tab/><text:tab/><text:tab/>&gt;&gt;&gt;Quando é alternado a opção de busca de Clipping para notícia <text:tab/><text:tab/><text:tab/>a opção de ordenação deveria ser reorganizada, isso acaba <text:tab/><text:tab/><text:tab/>causando um erro no sistema;</text:p>
      <text:p text:style-name="P4"/>
      <text:list text:style-name="WW8Num1" text:continue-numbering="true">
        <text:list-header>
          <text:p text:style-name="P16">8.6 Clipping</text:p>
          <text:p text:style-name="P16"><text:s text:c="6"/>8.6.1 <text:s text:c="2"/>Opção de filtro e ordenação não habilitada; </text:p>
        </text:list-header>
      </text:list>
      <text:p text:style-name="P9">Somente ordenação selecionada;</text:p>
      <text:p text:style-name="P9">Filtro e ordenação selecionada;</text:p>
      <text:p text:style-name="P9">Mais de um filtro;</text:p>
      <text:p text:style-name="P5"><text:span text:style-name="T2"><text:tab/><text:tab/> <text:s/></text:span><text:span text:style-name="T3">8.6.2. <text:s/>A busca não é realizada como esperado nas duas primeiras <text:tab/><text:tab/><text:tab/> <text:s text:c="3"/>situações, mas informa a seguinte mensagem de erro:</text:span><text:bookmark text:name="ext-gen5901"/><text:span text:style-name="T11"> </text:span></text:p>
      <text:p text:style-name="P5"><text:span text:style-name="T11"><text:s text:c="32"/></text:span><text:span text:style-name="T12">Ao buscar Clipping você deve: Adicionar algum filtro para a <text:tab/><text:tab/></text:span><text:soft-page-break/><text:span text:style-name="T12"><text:tab/> <text:s text:c="4"/>Data de Cadastro;</text:span></text:p>
      <text:p text:style-name="P4"><text:tab/><text:tab/> <text:s text:c="2"/>8.6.3 <text:s text:c="2"/>Busca realizada com sucesso havendo filtro e ordenação;</text:p>
      <text:p text:style-name="P4"><text:tab/><text:tab/> <text:s text:c="2"/>8.6.4 <text:s text:c="2"/>Busca realizada com sucesso com mais de um filtro;<text:tab/></text:p>
      <text:p text:style-name="P7"><text:s/><text:tab/> <text:s text:c="3"/><text:span text:style-name="T5">8.7 </text:span><text:span text:style-name="T4">Listagem</text:span></text:p>
      <text:p text:style-name="P2"><text:tab/><text:tab/>8.7.1 <text:s text:c="3"/>-</text:p>
      <text:p text:style-name="P1"><text:span text:style-name="T4"><text:tab/><text:tab/></text:span><text:span text:style-name="T9">8.7.2</text:span><text:span text:style-name="T4"> <text:s text:c="3"/></text:span>A listagem ocorreu com sucesso, mostrando todos os <text:tab/><text:tab/><text:tab/><text:tab/> <text:s text:c="3"/>objetos cadastrados.</text:p>
      <text:p text:style-name="P10"/>
      <text:p text:style-name="P1"><text:tab/> <text:s text:c="3"/><text:span text:style-name="T5"><text:s/>8.8</text:span> <text:span text:style-name="T4">Edição</text:span></text:p>
      <text:p text:style-name="P2"><text:tab/><text:tab/>8.8.1 <text:s text:c="3"/>Editar o primeiro elemento da lista;</text:p>
      <text:p text:style-name="P2"><text:tab/><text:tab/><text:tab/> <text:s text:c="3"/>Editar dois dos elementos da lista;</text:p>
      <text:p text:style-name="P2"><text:s text:c="29"/>Editar aleatoriamente três elementos da lista;</text:p>
      <text:p text:style-name="P2"><text:tab/><text:tab/><text:tab/> <text:s text:c="2"/></text:p>
      <text:p text:style-name="P1"><text:span text:style-name="T4"><text:tab/><text:tab/></text:span><text:span text:style-name="T9">8.8.2</text:span><text:span text:style-name="T4"> <text:s text:c="4"/></text:span><text:span text:style-name="T9">A edição foi um sucesso nas três situações apresentadas;</text:span></text:p>
      <text:p text:style-name="P3"><text:tab/><text:tab/></text:p>
      <text:p text:style-name="P1"><text:tab/> <text:s text:c="4"/></text:p>
      <text:p text:style-name="P1"><text:tab/><text:span text:style-name="T5"> <text:s text:c="4"/>8.9 </text:span><text:span text:style-name="T4">Exclusão</text:span></text:p>
      <text:p text:style-name="P2"><text:tab/><text:tab/>8.9.1 <text:s text:c="3"/>Excluir o elemento central da lista;</text:p>
      <text:p text:style-name="P9">Excluir o primeiro elemento da lista;</text:p>
      <text:p text:style-name="P9">Excluir o último elemento da lista;</text:p>
      <text:p text:style-name="P1"><text:span text:style-name="T9"><text:tab/><text:tab/>8.9.2</text:span><text:span text:style-name="T5"> <text:s text:c="3"/></text:span><text:span text:style-name="T9">A exclusão foi um sucesso nas três situações apresentadas;</text:span></text:p>
      <text:p text:style-name="P4"><text:tab/> <text:s text:c="3"/></text:p>
      <text:p text:style-name="P1"><text:span text:style-name="T9"><text:tab/> <text:s text:c="4"/></text:span><text:span text:style-name="T5">10.1. Observações</text:span></text:p>
      <text:p text:style-name="P1"><text:span text:style-name="T5"><text:tab/><text:tab/>10.1.1 </text:span><text:span text:style-name="T9">As <text:s/>opções de filtro deveriam ser limitadas pelas suas <text:s text:c="17"/><text:tab/><text:tab/><text:tab/> <text:s text:c="3"/>categorias como (CPF,CNPJ,Titulo, Assunto, Data de <text:tab/><text:tab/><text:tab/><text:tab/> <text:s text:c="2"/>Cadastro), o sistema permite ser adicionado mais de um <text:tab/><text:tab/><text:tab/> <text:s text:c="2"/>filtro para o mesmo assunto, o sistema obrigatóriamente <text:tab/><text:tab/><text:tab/> <text:s text:c="3"/>precisa sempre filtro da Data de cadastro???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Georgia1" svg:font-family="Georgia" style:font-family-generic="roman"/>
    <style:font-face style:name="Georgia" svg:font-family="Georgia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arágrafo_20_da_20_Lista" style:display-name="Parágrafo da Lista" style:family="paragraph" style:parent-style-name="Standard">
      <style:paragraph-properties fo:margin-left="1.27cm" fo:margin-right="0cm" fo:text-indent="0cm" style:auto-text-indent="false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1.251cm" text:min-label-width="0.635cm"/>
      </text:list-level-style-number>
      <text:list-level-style-number text:level="2" style:num-suffix="." style:num-format="1" text:display-levels="2">
        <style:list-level-properties text:space-before="1.886cm" text:min-label-width="1.27cm"/>
      </text:list-level-style-number>
      <text:list-level-style-number text:level="3" style:num-suffix="." style:num-format="1" text:display-levels="3">
        <style:list-level-properties text:space-before="2.521cm" text:min-label-width="1.905cm"/>
      </text:list-level-style-number>
      <text:list-level-style-number text:level="4" style:num-suffix="." style:num-format="1" text:display-levels="4">
        <style:list-level-properties text:space-before="3.156cm" text:min-label-width="1.905cm"/>
      </text:list-level-style-number>
      <text:list-level-style-number text:level="5" style:num-suffix="." style:num-format="1" text:display-levels="5">
        <style:list-level-properties text:space-before="3.791cm" text:min-label-width="2.54cm"/>
      </text:list-level-style-number>
      <text:list-level-style-number text:level="6" style:num-suffix="." style:num-format="1" text:display-levels="6">
        <style:list-level-properties text:space-before="4.426cm" text:min-label-width="3.175cm"/>
      </text:list-level-style-number>
      <text:list-level-style-number text:level="7" style:num-suffix="." style:num-format="1" text:display-levels="7">
        <style:list-level-properties text:space-before="5.061cm" text:min-label-width="3.175cm"/>
      </text:list-level-style-number>
      <text:list-level-style-number text:level="8" style:num-suffix="." style:num-format="1" text:display-levels="8">
        <style:list-level-properties text:space-before="5.696cm" text:min-label-width="3.81cm"/>
      </text:list-level-style-number>
      <text:list-level-style-number text:level="9" style:num-suffix="." style:num-format="1" text:display-levels="9">
        <style:list-level-properties text:space-before="6.331cm"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icardo</meta:initial-creator>
    <meta:creation-date>2009-02-26T14:57:46</meta:creation-date>
    <dc:creator>Ricardo</dc:creator>
    <dc:date>2009-03-04T23:54:25</dc:date>
    <meta:editing-cycles>40</meta:editing-cycles>
    <meta:editing-duration>PT5H36M4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7" meta:paragraph-count="243" meta:word-count="1563" meta:character-count="11508"/>
  </office:meta>
</office:document-meta>
</file>